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color="red">
        <msub>
          <mi>p</mi>
          <mn>1</mn>
        </msub>
      </mstyle>
      <mrow>
        <mspace width="2em"/>
        <mo stretchy="false">+</mo>
        <mspace width="2em"/>
      </mrow>
      <mstyle color="green">
        <mfrac>
          <mrow>
            <mi mathvariant="normal">ρ</mi>
            <mspace width="0.5em"/>
            <msubsup>
              <mi>v</mi>
              <mn>1</mn>
              <mn>2</mn>
            </msubsup>
          </mrow>
          <mn>2</mn>
        </mfrac>
      </mstyle>
      <mrow>
        <mspace width="2em"/>
        <mo stretchy="false">+</mo>
        <mspace width="2em"/>
      </mrow>
      <mstyle color="blue">
        <mrow>
          <mi mathvariant="normal">ρ</mi>
          <mspace width="0.5em"/>
          <mi>g</mi>
          <mspace width="0.5em"/>
          <msub>
            <mi>y</mi>
            <mn>1</mn>
          </msub>
        </mrow>
      </mstyle>
      <mrow>
        <mspace width="4em"/>
        <mo stretchy="false">=</mo>
        <mspace width="4em"/>
      </mrow>
      <mstyle color="red">
        <msub>
          <mi>p</mi>
          <mn>2</mn>
        </msub>
      </mstyle>
      <mrow>
        <mspace width="2em"/>
        <mo stretchy="false">+</mo>
        <mspace width="2em"/>
      </mrow>
      <mstyle color="green">
        <mfrac>
          <mrow>
            <mi mathvariant="normal">ρ</mi>
            <mspace width="0.5em"/>
            <msubsup>
              <mi>v</mi>
              <mn>2</mn>
              <mn>2</mn>
            </msubsup>
          </mrow>
          <mn>2</mn>
        </mfrac>
      </mstyle>
      <mrow>
        <mspace width="2em"/>
        <mo stretchy="false">+</mo>
        <mspace width="2em"/>
      </mrow>
      <mstyle color="blue">
        <mrow>
          <mi mathvariant="normal">ρ</mi>
          <mspace width="0.5em"/>
          <mi>g</mi>
          <mspace width="0.5em"/>
          <msub>
            <mi>y</mi>
            <mn>2</mn>
          </msub>
        </mrow>
      </mstyle>
    </mrow>
    <annotation encoding="StarMath 5.0">color red p _1 ~+~ color green {{%irho ` v _1 ^2} over 2} ~+~ color blue {%irho ` g ` y _1} ~~=~~ 
color red p _2 ~+~ color green {{%irho ` v _2 ^2} over 2} ~+~ color blue {%irho ` g ` y _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20:45.651000000</meta:creation-date>
    <dc:date>2015-03-19T12:32:38.369000000</dc:date>
    <meta:editing-duration>PT3M19S</meta:editing-duration>
    <meta:editing-cycles>3</meta:editing-cycles>
    <meta:generator>LibreOffice/4.3.4.1$Windows_x86 LibreOffice_project/bc356b2f991740509f321d70e4512a6a54c5f243</meta:generator>
  </office:meta>
</office:document-meta>
</file>